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74d" officeooo:paragraph-rsid="000a674d"/>
    </style:style>
    <style:style style:name="P2" style:family="paragraph" style:parent-style-name="Standard">
      <style:text-properties officeooo:rsid="000b3d32" officeooo:paragraph-rsid="000b3d32"/>
    </style:style>
    <style:style style:name="P3" style:family="paragraph" style:parent-style-name="Standard">
      <style:text-properties officeooo:rsid="000d5866" officeooo:paragraph-rsid="000d5866"/>
    </style:style>
    <style:style style:name="P4" style:family="paragraph" style:parent-style-name="Standard">
      <style:text-properties officeooo:rsid="001376b5" officeooo:paragraph-rsid="001376b5"/>
    </style:style>
    <style:style style:name="P5" style:family="paragraph" style:parent-style-name="Standard">
      <style:text-properties officeooo:rsid="00188f11" officeooo:paragraph-rsid="00188f11"/>
    </style:style>
    <style:style style:name="P6" style:family="paragraph" style:parent-style-name="Standard">
      <style:text-properties officeooo:rsid="001f22ac" officeooo:paragraph-rsid="001f22ac"/>
    </style:style>
    <style:style style:name="P7" style:family="paragraph" style:parent-style-name="Standard">
      <style:text-properties officeooo:rsid="0020c998" officeooo:paragraph-rsid="0020c998"/>
    </style:style>
    <style:style style:name="P8" style:family="paragraph" style:parent-style-name="Standard">
      <style:text-properties officeooo:rsid="00211282" officeooo:paragraph-rsid="00211282"/>
    </style:style>
    <style:style style:name="P9" style:family="paragraph" style:parent-style-name="Standard">
      <style:text-properties officeooo:rsid="00214397" officeooo:paragraph-rsid="00214397"/>
    </style:style>
    <style:style style:name="P10" style:family="paragraph" style:parent-style-name="Standard">
      <style:text-properties officeooo:rsid="002287d8" officeooo:paragraph-rsid="002287d8"/>
    </style:style>
    <style:style style:name="P11" style:family="paragraph" style:parent-style-name="Standard">
      <style:text-properties officeooo:rsid="0023a7aa" officeooo:paragraph-rsid="0023a7aa"/>
    </style:style>
    <style:style style:name="P12" style:family="paragraph" style:parent-style-name="Standard">
      <style:text-properties officeooo:rsid="00214397" officeooo:paragraph-rsid="00214397"/>
    </style:style>
    <style:style style:name="P13" style:family="paragraph" style:parent-style-name="Standard">
      <style:text-properties officeooo:rsid="00292573" officeooo:paragraph-rsid="00292573"/>
    </style:style>
    <style:style style:name="P14" style:family="paragraph" style:parent-style-name="Standard">
      <style:text-properties officeooo:rsid="000a674d" officeooo:paragraph-rsid="00292573"/>
    </style:style>
    <style:style style:name="T1" style:family="text">
      <style:text-properties officeooo:rsid="000b3d32"/>
    </style:style>
    <style:style style:name="T2" style:family="text">
      <style:text-properties officeooo:rsid="000bb95a"/>
    </style:style>
    <style:style style:name="T3" style:family="text">
      <style:text-properties officeooo:rsid="000e379f"/>
    </style:style>
    <style:style style:name="T4" style:family="text">
      <style:text-properties officeooo:rsid="000e9c1a"/>
    </style:style>
    <style:style style:name="T5" style:family="text">
      <style:text-properties officeooo:rsid="001146ce"/>
    </style:style>
    <style:style style:name="T6" style:family="text">
      <style:text-properties officeooo:rsid="00197ddb"/>
    </style:style>
    <style:style style:name="T7" style:family="text">
      <style:text-properties officeooo:rsid="001abd31"/>
    </style:style>
    <style:style style:name="T8" style:family="text">
      <style:text-properties officeooo:rsid="001b460a"/>
    </style:style>
    <style:style style:name="T9" style:family="text">
      <style:text-properties officeooo:rsid="001bf8d8"/>
    </style:style>
    <style:style style:name="T10" style:family="text">
      <style:text-properties officeooo:rsid="001d7e4a"/>
    </style:style>
    <style:style style:name="T11" style:family="text">
      <style:text-properties officeooo:rsid="001f22ac"/>
    </style:style>
    <style:style style:name="T12" style:family="text">
      <style:text-properties officeooo:rsid="0020c998"/>
    </style:style>
    <style:style style:name="T13" style:family="text">
      <style:text-properties officeooo:rsid="002102ee"/>
    </style:style>
    <style:style style:name="T14" style:family="text">
      <style:text-properties officeooo:rsid="00211282"/>
    </style:style>
    <style:style style:name="T15" style:family="text">
      <style:text-properties officeooo:rsid="002287d8"/>
    </style:style>
    <style:style style:name="T16" style:family="text">
      <style:text-properties officeooo:rsid="0023a7aa"/>
    </style:style>
    <style:style style:name="T17" style:family="text">
      <style:text-properties officeooo:rsid="0024a3f8"/>
    </style:style>
    <style:style style:name="T18" style:family="text">
      <style:text-properties officeooo:rsid="0026f7ae"/>
    </style:style>
    <style:style style:name="T19" style:family="text">
      <style:text-properties officeooo:rsid="00271138"/>
    </style:style>
    <style:style style:name="T20" style:family="text">
      <style:text-properties officeooo:rsid="0027206a"/>
    </style:style>
    <style:style style:name="T21" style:family="text">
      <style:text-properties officeooo:rsid="00277c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流程思路</text:p>
      <text:p text:style-name="P13"/>
      <text:p text:style-name="P13">＊＊＊＊＊＊＊＊＊＊＊＊＊＊＊＊＊＊＊＊＊＊＊＊＊＊＊＊＊＊＊</text:p>
      <text:p text:style-name="P13">8086操作时序</text:p>
      <text:p text:style-name="P13"/>
      <text:p text:style-name="P13"/>
      <text:p text:style-name="P10">＊＊＊＊＊＊＊＊＊＊＊＊＊＊＊＊＊＊＊＊＊＊＊＊＊＊＊＊＊＊＊</text:p>
      <text:p text:style-name="P10">微机应用层次：</text:p>
      <text:p text:style-name="P10">1、自行设计专用微处理系统<text:span text:style-name="T16">。以CPU为中心，搭配存储，I／O控制，电路设计连接安装，将控制指令写在存储芯片中，为专业方向设备。需要对芯片控制功能，指令，电路……</text:span></text:p>
      <text:p text:style-name="P10">2、OEM单板机，已经组合为基本微计算机功能<text:span text:style-name="T16">，可扩展。也偏专业，但偏扩展能力，硬件自由度也足够大，软件可以在开发工具中使用库。有利于提高开发效率。前提是有这样的硬件平台使用。</text:span></text:p>
      <text:p text:style-name="P11">3、通用计算机系统。在通用平台上进行应用软件研制。这种计算机也来源于对单板机的扩展应用<text:span text:style-name="T17">。不需要扩展硬件系统，以软件应用为主。</text:span></text:p>
      <text:p text:style-name="P11"/>
      <text:p text:style-name="P1"/>
      <text:p text:style-name="P5">＊＊＊＊＊＊＊＊＊＊＊＊＊＊＊＊＊＊＊＊＊＊＊＊＊＊＊＊＊＊＊</text:p>
      <text:p text:style-name="P5">学习操作系统是发展的过程。</text:p>
      <text:p text:style-name="P5">电脑基本的运行原理，被设计出来做什么工作，最原始状态。</text:p>
      <text:p text:style-name="P5">用原始状态完成任务，再逐渐扩展到更多功能需求，就需要提供可利用底层库，来实现功能上的扩展<text:span text:style-name="T6">。</text:span></text:p>
      <text:p text:style-name="P5"/>
      <text:p text:style-name="P6">《微计算机原理》</text:p>
      <text:p text:style-name="P5">微电脑结构<text:span text:style-name="T8">：</text:span><text:span text:style-name="T11">P15</text:span></text:p>
      <text:p text:style-name="P1">寄存器<text:span text:style-name="T9">，存放关键数据，以加快运行效率</text:span></text:p>
      <text:p text:style-name="P1">运算器<text:span text:style-name="T7">，负责执行逻辑运算</text:span><text:span text:style-name="T8">。</text:span></text:p>
      <text:p text:style-name="P1">控制器<text:span text:style-name="T7">，为运行流程的发布者</text:span><text:span text:style-name="T8">，让每个元件按顺序运行。</text:span></text:p>
      <text:p text:style-name="P1">缓冲器<text:span text:style-name="T12">，数据缓冲／地址缓冲。</text:span></text:p>
      <text:p text:style-name="P1"/>
      <text:p text:style-name="P1">总线<text:span text:style-name="T10">：</text:span></text:p>
      <text:p text:style-name="P1">数据总线<text:span text:style-name="T10">，传递数据</text:span></text:p>
      <text:p text:style-name="P1">地址总线<text:span text:style-name="T10">，存储空间访问</text:span></text:p>
      <text:p text:style-name="P1">控制总线<text:span text:style-name="T10">，与其它模块交换控制信号的过程</text:span></text:p>
      <text:p text:style-name="P1"/>
      <text:p text:style-name="P1">存储器<text:span text:style-name="T12">：</text:span></text:p>
      <text:p text:style-name="P1">地址寄存器<text:span text:style-name="T12">，</text:span></text:p>
      <text:p text:style-name="P1">地址译码器</text:p>
      <text:p text:style-name="P1">存储单元</text:p>
      <text:p text:style-name="P1">数据缓冲器<text:span text:style-name="T12">，要执行的数据存放，连接CPU数据总线。</text:span></text:p>
      <text:p text:style-name="P1">控制电路<text:span text:style-name="T12">，根据CPU控制信号进行操作</text:span></text:p>
      <text:p text:style-name="P7">如<text:span text:style-name="T13">：读入指令与操作数地址，控制器设置操作数地址至AB，存储器获取地址，定位到指定空间，控制总线指示存储器读取空间内容到缓冲器，缓冲器将内容通过数据总线送到CPU寄存器中。</text:span></text:p>
      <text:p text:style-name="P7"/>
      <text:p text:style-name="P7">指令系统<text:span text:style-name="T13">：</text:span></text:p>
      <text:p text:style-name="P7">为系统硬件结构电路中设计好的一系列行为<text:span text:style-name="T14">，指令可以启动这些行为。</text:span></text:p>
      <text:p text:style-name="P7">通过指令译码器来获取对应的控制序列<text:span text:style-name="T14">。</text:span></text:p>
      <text:p text:style-name="P8">P18程序执行过程：</text:p>
      <text:p text:style-name="P9">add al,15h</text:p>
      <text:p text:style-name="P9">从指令寄存器指向存储器地址，读取指令1，通过数据总线送回指令寄存器，分析指令1，如果是操作数，则IP地址送到存储器，读取下个单元，获取操作数，送到数据总线，进入加法暂存器，执行加法，将数据输出到累加器<text:span text:style-name="T15">。</text:span></text:p>
      <text:p text:style-name="P9">每个时钟周期执行一个动作<text:span text:style-name="T15">。</text:span></text:p>
      <text:p text:style-name="P9">冯诺依曼的程序存储与程序控制的计算机原理<text:span text:style-name="T15">。</text:span></text:p>
      <text:p text:style-name="P9"/>
      <text:p text:style-name="P9">＊＊＊＊＊＊＊＊＊＊＊＊＊＊＊＊＊＊＊＊＊＊＊＊＊＊＊＊＊＊＊</text:p>
      <text:p text:style-name="P9">时钟</text:p>
      <text:p text:style-name="P9">时钟信号发生器发出节拍，形成稳定的周期，以指挥元件协同工作。</text:p>
      <text:p text:style-name="P9">决定一个周期的长度，系统执行指令所需的时间，元件性能决定这个操作需要多长时间完成，这就决定了最短周期，然后时钟发生器根据这些来产生固定的频率。</text:p>
      <text:p text:style-name="P9">总线周期分为<text:span text:style-name="T18">T1－T4四个状态，中间等待时为Tw状态。</text:span></text:p>
      <text:p text:style-name="P9"/>
      <text:p text:style-name="P9">总线控制<text:span text:style-name="T20">：对总线控制权的调度</text:span></text:p>
      <text:p text:style-name="P9">地址锁存信号</text:p>
      <text:p text:style-name="P9">数据收发及方向信号</text:p>
      <text:p text:style-name="P9">中断信号处理</text:p>
      <text:p text:style-name="P9">存储与<text:span text:style-name="T21">I／O读写</text:span></text:p>
      <text:p text:style-name="P9"/>
      <text:p text:style-name="P9">地址锁存器<text:span text:style-name="T19">，地址引脚只连接和输出到地址总线的缓存器上，存储器则根据地址来访问对应空间。</text:span></text:p>
      <text:p text:style-name="P9"/>
      <text:p text:style-name="P9">数据总线放大器</text:p>
      <text:p text:style-name="P9"/>
      <text:p text:style-name="P14"/>
      <text:p text:style-name="P1">＊＊＊＊＊＊＊＊＊＊＊＊＊＊＊＊＊＊＊＊＊＊＊＊＊＊＊＊＊＊＊</text:p>
      <text:p text:style-name="P1">页管理机制</text:p>
      <text:p text:style-name="P1">存储空间有要执行的指令与数据，也存放结果。</text:p>
      <text:p text:style-name="P1">按照<text:span text:style-name="T5">CPU的逻辑规则，输入指令，CPU根据指令来操作与定位下一步在哪里。</text:span></text:p>
      <text:p text:style-name="P1">页管理，相当于地址空间区域化，保护在局部</text:p>
      <text:p text:style-name="P1">保护时，所有空间寻找都通过页表来分配与获取，所以不会干扰其它空间的内容。</text:p>
      <text:p text:style-name="P4">分页应该是可以随时申请和注销的，这样存储空间的管理就对于段来说是透明的，不需要考虑物理内存大小，页还可以用虚拟内存来模拟物理内存容量，因此段在使用内存时，有足够的自由。</text:p>
      <text:p text:style-name="P4">否则，代码段就需要提前知道内存的范围，先进行分配，且段寻址需要与实际物理地址对应，如果内存空间碎片化，空间不足等，就需要即时管理，将段空间移动到适合的位置，这只是方法之一，还有其它管理算法，这就是不同操作系统处理不同之处了。</text:p>
      <text:p text:style-name="P4">页管理就是一种管理算法，通过多一层的转换，将物理空间与页空间对应，然后将段寻址的线性地址作为页索引号＋偏移。一个程序使用一套完整的线性地址，而另一个同时运行的程序也可以使用相同的线性地址，但是通过不同的页表结构，就可以在物理空间中不产生冲突。</text:p>
      <text:p text:style-name="P4"/>
      <text:p text:style-name="P1"/>
      <text:p text:style-name="P1"/>
      <text:p text:style-name="P1"/>
      <text:p text:style-name="P1">＊＊＊＊＊＊＊＊＊＊＊＊＊＊＊＊＊＊＊＊＊＊＊＊＊＊＊＊＊＊＊</text:p>
      <text:p text:style-name="P1">从参数获取输入，加起来输出结果，如果非数字则作为0</text:p>
      <text:p text:style-name="P1"/>
      <text:p text:style-name="P1">输入在STACK中，依次POP可获取。第一条是参数COUNT，第二条是命令名。后面为需要的参数。</text:p>
      <text:p text:style-name="P1">参数为字符串，将其转换为数字，依次相加。</text:p>
      <text:p text:style-name="P1">输出结果。</text:p>
      <text:p text:style-name="P1"/>
      <text:p text:style-name="P1">字符串转换数字<text:span text:style-name="T1">atoi</text:span></text:p>
      <text:p text:style-name="P2">检查字符串长度，依次检测每个字符，如果有一个为非数字，则清零出循环。</text:p>
      <text:p text:style-name="P2">如果为数字，则将总结果＊<text:span text:style-name="T2">10再加上当前数字。</text:span></text:p>
      <text:p text:style-name="P2">将结果返回</text:p>
      <text:p text:style-name="P2"/>
      <text:p text:style-name="P3">＊＊＊＊＊＊＊＊＊＊＊＊＊＊＊＊＊＊＊＊＊＊＊＊＊＊＊＊＊＊＊</text:p>
      <text:p text:style-name="P3">数字判断是否为3或5的倍数，只为3则显示FIZZ，只为5则显示BUZZ，又3又5则显示FIZZBUZZ。</text:p>
      <text:p text:style-name="P3"/>
      <text:p text:style-name="P3">方法：</text:p>
      <text:p text:style-name="P3">先除以<text:span text:style-name="T3">3，余数如果不为0，则跳下面，为</text:span><text:span text:style-name="T4">0</text:span><text:span text:style-name="T3">则显示FIZZ；</text:span></text:p>
      <text:p text:style-name="P3">再除以<text:span text:style-name="T3">5，余数如果不为0，则跳下面，为</text:span><text:span text:style-name="T4">0</text:span><text:span text:style-name="T3">则接着显示BUZZ；</text:span></text:p>
      <text:p text:style-name="P3">检查两个余数有<text:span text:style-name="T4">0，则跳下面，都不为0则显示数字；</text:span></text:p>
      <text:p text:style-name="P3">打印换行，调入下个数字。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09:58:55.974548008</meta:creation-date>
    <dc:date>2021-06-28T13:05:45.207136974</dc:date>
    <meta:editing-duration>PT2H10M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74" meta:word-count="1944" meta:character-count="2012" meta:non-whitespace-character-count="2011"/>
  </office:meta>
</office:document-meta>
</file>